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8"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9" style:family="paragraph" style:parent-style-name="Text_20_body">
      <style:paragraph-properties fo:line-height="150%" fo:text-align="justify" style:justify-single-word="false"/>
      <style:text-properties fo:color="#000000" style:font-name="Liberation Sans" fo:font-weight="bold" officeooo:paragraph-rsid="002dd456"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4606ed"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fo:font-weight="bold" officeooo:paragraph-rsid="004e9d27" style:font-weight-asian="bold" style:font-weight-complex="bold"/>
    </style:style>
    <style:style style:name="P12" style:family="paragraph" style:parent-style-name="Text_20_body">
      <style:paragraph-properties fo:line-height="150%" fo:text-align="justify" style:justify-single-word="false"/>
      <style:text-properties fo:color="#000000" style:font-name="Liberation Sans" officeooo:paragraph-rsid="004b4ba1"/>
    </style:style>
    <style:style style:name="P13" style:family="paragraph" style:parent-style-name="Text_20_body">
      <style:paragraph-properties fo:line-height="150%" fo:text-align="justify" style:justify-single-word="false"/>
      <style:text-properties fo:color="#000000" style:font-name="Liberation Sans" fo:font-size="12pt" officeooo:paragraph-rsid="004b4ba1" style:font-size-asian="12pt" style:font-size-complex="12pt"/>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28233"/>
    </style:style>
    <style:style style:name="P18"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e1d5d"/>
    </style:style>
    <style:style style:name="P19"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6df3b"/>
    </style:style>
    <style:style style:name="P20"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8df7c"/>
    </style:style>
    <style:style style:name="P21"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e9d27"/>
    </style:style>
    <style:style style:name="P22"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23" style:family="paragraph" style:parent-style-name="Text_20_body">
      <style:paragraph-properties fo:line-height="150%" fo:text-align="justify" style:justify-single-word="false"/>
      <style:text-properties fo:color="#000000" style:font-name="Liberation Sans" fo:font-weight="bold" officeooo:paragraph-rsid="0052ad49" style:font-weight-asian="bold" style:font-weight-complex="bold"/>
    </style:style>
    <style:style style:name="P24"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25"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26"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7"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8" style:family="paragraph" style:parent-style-name="Heading_20_1">
      <style:text-properties officeooo:paragraph-rsid="004b4ba1"/>
    </style:style>
    <style:style style:name="T1" style:family="text">
      <style:text-properties officeooo:rsid="004b4ba1"/>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weight="bold" officeooo:rsid="0037799d" style:font-weight-asian="bold" style:font-weight-complex="bold"/>
    </style:style>
    <style:style style:name="T8" style:family="text">
      <style:text-properties fo:font-weight="bold" officeooo:rsid="001cb22d" style:font-weight-asian="bold" style:font-weight-complex="bold"/>
    </style:style>
    <style:style style:name="T9" style:family="text">
      <style:text-properties fo:font-weight="bold" officeooo:rsid="003e1d5d" style:font-weight-asian="bold" style:font-weight-complex="bold"/>
    </style:style>
    <style:style style:name="T10" style:family="text">
      <style:text-properties fo:font-size="9pt" fo:language="es" fo:country="ES" style:font-size-asian="9pt" style:font-size-complex="9pt"/>
    </style:style>
    <style:style style:name="T11" style:family="text">
      <style:text-properties fo:font-size="9pt" fo:language="es" fo:country="ES" fo:font-weight="bold" style:font-size-asian="9pt" style:font-weight-asian="bold" style:font-size-complex="9pt" style:font-weight-complex="bold"/>
    </style:style>
    <style:style style:name="T12" style:family="text">
      <style:text-properties fo:color="#4c4c4c" fo:font-size="9pt" fo:font-weight="normal" style:font-size-asian="9pt" style:font-weight-asian="normal" style:font-size-complex="9pt" style:font-weight-complex="normal"/>
    </style:style>
    <style:style style:name="T13" style:family="text">
      <style:text-properties fo:color="#4c4c4c" fo:font-size="9pt" fo:language="es" fo:country="ES" fo:font-weight="normal" style:font-size-asian="9pt" style:font-weight-asian="normal" style:font-size-complex="9pt" style:font-weight-complex="normal"/>
    </style:style>
    <style:style style:name="T14" style:family="text">
      <style:text-properties fo:color="#4c4c4c" fo:font-size="9pt" fo:font-weight="bold" style:font-size-asian="9pt" style:font-weight-asian="bold" style:font-size-complex="9pt" style:font-weight-complex="bold"/>
    </style:style>
    <style:style style:name="T15" style:family="text">
      <style:text-properties fo:color="#000080" fo:font-size="9pt" fo:font-weight="bold" style:font-size-asian="9pt" style:font-weight-asian="bold" style:font-size-complex="9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507c3" style:font-weight-asian="normal" style:font-weight-complex="normal"/>
    </style:style>
    <style:style style:name="T18" style:family="text">
      <style:text-properties fo:font-weight="normal" officeooo:rsid="0025ee01" style:font-weight-asian="normal" style:font-weight-complex="normal"/>
    </style:style>
    <style:style style:name="T19" style:family="text">
      <style:text-properties fo:font-weight="normal" officeooo:rsid="00275312" style:font-weight-asian="normal" style:font-weight-complex="normal"/>
    </style:style>
    <style:style style:name="T20" style:family="text">
      <style:text-properties fo:font-weight="normal" officeooo:rsid="00296c13" style:font-weight-asian="normal" style:font-weight-complex="normal"/>
    </style:style>
    <style:style style:name="T21" style:family="text">
      <style:text-properties fo:font-weight="normal" officeooo:rsid="002bf57b" style:font-weight-asian="normal" style:font-weight-complex="normal"/>
    </style:style>
    <style:style style:name="T22" style:family="text">
      <style:text-properties fo:font-weight="normal" officeooo:rsid="00328233" style:font-weight-asian="normal" style:font-weight-complex="normal"/>
    </style:style>
    <style:style style:name="T23" style:family="text">
      <style:text-properties fo:font-weight="normal" officeooo:rsid="0037799d" style:font-weight-asian="normal" style:font-weight-complex="normal"/>
    </style:style>
    <style:style style:name="T24" style:family="text">
      <style:text-properties fo:font-weight="normal" officeooo:rsid="0042eb10" style:font-weight-asian="normal" style:font-weight-complex="normal"/>
    </style:style>
    <style:style style:name="T25" style:family="text">
      <style:text-properties fo:font-weight="normal" officeooo:rsid="0046df3b" style:font-weight-asian="normal" style:font-weight-complex="normal"/>
    </style:style>
    <style:style style:name="T26" style:family="text">
      <style:text-properties fo:font-weight="normal" officeooo:rsid="004e9d27" style:font-weight-asian="normal" style:font-weight-complex="normal"/>
    </style:style>
    <style:style style:name="T27" style:family="text">
      <style:text-properties officeooo:rsid="00220789"/>
    </style:style>
    <style:style style:name="T28" style:family="text">
      <style:text-properties officeooo:rsid="00296c13"/>
    </style:style>
    <style:style style:name="T29" style:family="text">
      <style:text-properties officeooo:rsid="002ad441"/>
    </style:style>
    <style:style style:name="T30" style:family="text">
      <style:text-properties officeooo:rsid="002bf57b"/>
    </style:style>
    <style:style style:name="T31" style:family="text">
      <style:text-properties officeooo:rsid="002cfb23"/>
    </style:style>
    <style:style style:name="T32" style:family="text">
      <style:text-properties officeooo:rsid="002dd456"/>
    </style:style>
    <style:style style:name="T33" style:family="text">
      <style:text-properties officeooo:rsid="002f83f8"/>
    </style:style>
    <style:style style:name="T34" style:family="text">
      <style:text-properties officeooo:rsid="0035ba38"/>
    </style:style>
    <style:style style:name="T35" style:family="text">
      <style:text-properties officeooo:rsid="003e1d5d"/>
    </style:style>
    <style:style style:name="T36" style:family="text">
      <style:text-properties officeooo:rsid="004606ed"/>
    </style:style>
    <style:style style:name="T37" style:family="text">
      <style:text-properties officeooo:rsid="0046df3b"/>
    </style:style>
    <style:style style:name="T38" style:family="text">
      <style:text-properties officeooo:rsid="004e9d27"/>
    </style:style>
    <style:style style:name="T39" style:family="text">
      <style:text-properties officeooo:rsid="00526b31"/>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526b31"/>
    </style:style>
    <style:style style:name="T42" style:family="text">
      <style:text-properties style:text-underline-style="solid" style:text-underline-width="auto" style:text-underline-color="font-color" officeooo:rsid="004e9d27"/>
    </style:style>
    <style:style style:name="T43" style:family="text">
      <style:text-properties style:text-underline-style="none"/>
    </style:style>
    <style:style style:name="T44" style:family="text">
      <style:text-properties style:text-underline-style="none" officeooo:rsid="00526b31"/>
    </style:style>
    <style:style style:name="T45" style:family="text">
      <style:text-properties style:text-underline-style="none" officeooo:rsid="004e9d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13"><text:tab/>Impartir un <text:span text:style-name="T1">entrenamiento</text:spa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13"><text:tab/>Al finalizar este <text:span text:style-name="T1">entrenamiento</text:span>, los asistentes estarán en capacidad de:</text:p>
      <text:list xml:id="list8751865211508395040" text:style-name="L1">
        <text:list-item>
          <text:p text:style-name="P24">Comprender las características y filosofía de trabajo del lenguaje Python.</text:p>
        </text:list-item>
        <text:list-item>
          <text:p text:style-name="P24">Hacer introspección del lenguaje con la herramienta IPython.</text:p>
        </text:list-item>
        <text:list-item>
          <text:p text:style-name="P24">Comprender las estructuras de datos tales como: tipos primitivos (variables numéricas, cadenas de texto), tipos compuestos (listas, tuplas, diccionarios).</text:p>
        </text:list-item>
        <text:list-item>
          <text:p text:style-name="P24">Comprender las sintaxis de bloques, estructuras de control <text:span text:style-name="T28">y</text:span> condicionales.</text:p>
        </text:list-item>
        <text:list-item>
          <text:p text:style-name="P25">Comprender el <text:span text:style-name="T28">uso</text:span> de funciones y el paradigma de programación <text:span text:style-name="T29">estructurada</text:span>.</text:p>
        </text:list-item>
        <text:list-item>
          <text:p text:style-name="P22">Introspección a la depuración del lenguaje con la herramienta pdb.</text:p>
        </text:list-item>
        <text:list-item>
          <text:p text:style-name="P26">Operaciones de entrada/salida y manipulación de archivos.</text:p>
        </text:list-item>
        <text:list-item>
          <text:p text:style-name="P24">Organizar su código en módulos <text:span text:style-name="T31">y </text:span>paquetes <text:span text:style-name="T28">instalables Python</text:span>.</text:p>
        </text:list-item>
        <text:list-item>
          <text:p text:style-name="P24">Comprender el manejos de errores y el paradigma de programación orientada a objetos.</text:p>
        </text:list-item>
        <text:list-item>
          <text:p text:style-name="P27"><text:soft-page-break/>Usar decoradores y módulos adicionales de la biblioteca estándar.</text:p>
        </text:list-item>
      </text:list>
      <text:p text:style-name="P12"><text:tab/>Para la implementación y gestión efectiva de las tecnologías objeto en esta <text:span text:style-name="T1">entrenamiento</text:span>, se requiere una profundización mayor en estos temas, lo cual es conseguido por la laboriosidad que desplieguen los interesados y facilitado notablemente por los “<text:span text:style-name="T1">entrenamiento</text:span>s completas de Python” que ofrece Covantec.</text:p>
      <text:h text:style-name="P28" text:outline-level="1"><text:s/>Contenido del <text:span text:style-name="T1">entrenamiento</text:span> </text:h>
      <text:p text:style-name="P12"><text:tab/>A continuación la descripción detallada de cada módulo del <text:span text:style-name="T1">entrenamiento</text:span>:</text:p>
      <text:p text:style-name="P7">Módulo 1: Introducción al lenguaje Python.</text:p>
      <text:p text:style-name="P14"><text:span text:style-name="T2">Descripción:</text:span> Sensibilizar sobre la filosofía del lenguaje, su historia y evolución, casos de éxitos.</text:p>
      <text:p text:style-name="P15"><text:span text:style-name="T2">Práctica: </text:span>Exponer <text:span text:style-name="T27">los </text:span>fundament<text:span text:style-name="T28">os</text:span> sobre <text:span text:style-name="T28">el lenguaje </text:span>Python, comentar sobre usos e implementaciones exitosas a nivel <text:span text:style-name="T27">regional, nivel nacional y</text:span> nivel <text:span text:style-name="T27">mundial</text:span>.</text:p>
      <text:p text:style-name="P9">Módulo 2: <text:span text:style-name="T32">Introspección del lenguaje Python</text:span>.</text:p>
      <text:p text:style-name="P14"><text:span text:style-name="T2">Descripción:</text:span> Conocer las capacidades de introspección que ofrece el lenguaje.</text:p>
      <text:p text:style-name="P14"><text:span text:style-name="T2">Práctica:</text:span> Acceder al interprete Python demostra<text:span text:style-name="T35">ndo la </text:span>documentación propia <text:span text:style-name="T35">integrada</text:span>, analizar las estructuras de <text:span text:style-name="T35">datos, </text:span>métodos, clases y demás elementos disponibles del lenguaje. Instalar <text:span text:style-name="T35">el paquete</text:span> <text:span text:style-name="T9">ip</text:span><text:span text:style-name="T2">ython</text:span> y conocer sus ventajas.</text:p>
      <text:p text:style-name="P7">Módulo 3: <text:span text:style-name="T33">Tipos y e</text:span>structuras de datos.</text:p>
      <text:p text:style-name="P14"><text:span text:style-name="T2">Descripción: </text:span>Comprender la creación y asignación de tipos primitivos (variables numéricas, cadenas de texto <text:span text:style-name="T28">con</text:span> sus operaciones; tipos compuestos (listas, tuplas, <text:soft-page-break/>diccionarios).</text:p>
      <text:p text:style-name="P14"><text:span text:style-name="T2">Práctica:</text:span> Ejemplos de creación y asignación de variables numéricas, cadenas de texto, listas, tuplas, diccionarios y explorar el resultado desde el interprete Python.</text:p>
      <text:p text:style-name="P7">Módulo 4: Bloques de código y estructuras de control.</text:p>
      <text:p text:style-name="P18"><text:span text:style-name="T2">Descripción: </text:span>Comprender las estructuras de control como <text:span text:style-name="T8">i</text:span><text:span text:style-name="T2">f</text:span> (<text:span text:style-name="T2">elif</text:span>, <text:span text:style-name="T2">else</text:span>), <text:span text:style-name="T8">f</text:span><text:span text:style-name="T2">or</text:span>/<text:span text:style-name="T8">w</text:span><text:span text:style-name="T2">hile</text:span> (<text:span text:style-name="T2">else</text:span><text:span text:style-name="T16">, </text:span><text:span text:style-name="T2">break</text:span>, <text:span text:style-name="T2">continue</text:span>, <text:span text:style-name="T2">pass</text:span>) y la función <text:span text:style-name="T2">range</text:span>.</text:p>
      <text:p text:style-name="P14"><text:span text:style-name="T2">Práctica:</text:span> Ejemplos de creación a estructuras condicionales, repetitivas y funciones propias y explorar el resultado desde el interprete Python.</text:p>
      <text:p text:style-name="P8">Módulo 5: Funciones y programación <text:span text:style-name="T30">estructurada</text:span>. </text:p>
      <text:p text:style-name="P16"><text:span text:style-name="T2">Descripción: </text:span><text:span text:style-name="T16">Comprender el </text:span><text:span text:style-name="T20">uso</text:span><text:span text:style-name="T16"> de las funciones y el paradigma de programación </text:span><text:span text:style-name="T21">estructurada</text:span><text:span text:style-name="T16">.</text:span></text:p>
      <text:p text:style-name="P16"><text:span text:style-name="T2">Práctica: </text:span><text:span text:style-name="T16">Ejemplos de creación e uso de funciones, programar </text:span><text:span text:style-name="T21">estructurada</text:span><text:span text:style-name="T20">mente</text:span><text:span text:style-name="T16"> y explorar el resultado desde el interprete Python.</text:span></text:p>
      <text:p text:style-name="P7">Módulo 6: Introspección a la depuración con pdb.</text:p>
      <text:p text:style-name="P14"><text:span text:style-name="T2">Descripción: </text:span>Conocer las capacidades de depuración que ofrece el lenguaje. </text:p>
      <text:p text:style-name="P14"><text:span text:style-name="T2">Práctica:</text:span><text:span text:style-name="T16"> Ejemplo de uso de la herramienta </text:span><text:span text:style-name="T2">pdb</text:span><text:span text:style-name="T16"> y explorar el resultado en un m</text:span><text:span text:style-name="T17">ó</text:span><text:span text:style-name="T16">dulo.</text:span></text:p>
      <text:p text:style-name="P7">Módulo 7: Operaciones de <text:span text:style-name="T34">E</text:span>/<text:span text:style-name="T34">S</text:span> y manipulación de archivos. </text:p>
      <text:p text:style-name="P17"><text:span text:style-name="T2">Descripción: </text:span><text:span text:style-name="T16">Comprender la</text:span><text:span text:style-name="T22">s</text:span><text:span text:style-name="T16"> </text:span><text:span text:style-name="T22">operaciones de entrada/salida y manipular archivos</text:span>.</text:p>
      <text:p text:style-name="P14"><text:span text:style-name="T2">Práctica:</text:span> <text:span text:style-name="T16">Ejemplo de </text:span><text:span text:style-name="T23">la sentencia </text:span><text:span text:style-name="T7">input</text:span><text:span text:style-name="T23">, </text:span><text:span text:style-name="T7">raw_input</text:span><text:span text:style-name="T23"> y </text:span><text:span text:style-name="T7">print</text:span><text:span text:style-name="T23">, además la </text:span><text:span text:style-name="T16">creación</text:span>, apertura, lectura, escritura archivos <text:span text:style-name="T16">y explorar el resultado en un m</text:span><text:span text:style-name="T18">ó</text:span><text:span text:style-name="T16">dulo.</text:span></text:p>
      <text:p text:style-name="P11"><text:soft-page-break/>Módulo 8: <text:span text:style-name="T44">M</text:span><text:span text:style-name="T43">ódulos</text:span><text:span text:style-name="T45">, paquetes y distribución de software</text:span>.</text:p>
      <text:p text:style-name="P21"><text:span text:style-name="T2">Descripción: </text:span><text:span text:style-name="T16">Comprender la creación de módulos, paquetes y </text:span><text:span text:style-name="T26">distribución de software</text:span><text:span text:style-name="T16"> Python e implementación de estos en sus propios desarrollos.</text:span></text:p>
      <text:p text:style-name="P21"><text:span text:style-name="T2">Práctica:</text:span> <text:span text:style-name="T16">Ejemplo de creación de módulos, paquetes y </text:span><text:span text:style-name="T26">distribución de software</text:span><text:span text:style-name="T16"> Python organizando su código en estas estructuras de programas y explorar el resultado en un m</text:span><text:span text:style-name="T19">ó</text:span><text:span text:style-name="T16">dulo y paquete en el sistema de archivos.</text:span></text:p>
      <text:p text:style-name="P23">Módulo 9: Manejos de errores y orientación a objetos.</text:p>
      <text:p text:style-name="P14"><text:span text:style-name="T2">Descripción: </text:span>Comprender el manejos de errores (<text:span text:style-name="T8">t</text:span><text:span text:style-name="T2">ry</text:span>, <text:span text:style-name="T2">except</text:span>, <text:span text:style-name="T2">else</text:span>, <text:span text:style-name="T2">finally</text:span>, y <text:span text:style-name="T2">raise</text:span>) y el paradigma de programación orientada a objetos (clases, herencia simple y múltiple, sobrecarga de métodos).</text:p>
      <text:p text:style-name="P14"><text:span text:style-name="T2">Práctica: </text:span><text:span text:style-name="T16">Ejemplo de creación de clases, atributos, comportamientos, manipulación de errores en Python y explorar el resultado en un paquete en el sistema de archivos.</text:span></text:p>
      <text:p text:style-name="P10">Módulo 10: <text:span text:style-name="T36">Decoradores y la librería estándar</text:span>.</text:p>
      <text:p text:style-name="P19"><text:span text:style-name="T2">Descripción: </text:span>Comprender el uso de decoradores y los diversos módulos adicionales de la <text:span text:style-name="T37">librería </text:span>estándar de Python.</text:p>
      <text:p text:style-name="P20"><text:span text:style-name="T2">Práctica: </text:span><text:span text:style-name="T16">Ejemplo de uso de decoradores y módulos adicionales útiles de la </text:span><text:span text:style-name="T25">librería </text:span><text:span text:style-name="T16">estándar explorando el resultado en un paquete </text:span><text:span text:style-name="T24">Python</text:span><text:span text:style-name="T16">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4b4ba1"/>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Entrenamiento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3</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16H28M12S</meta:editing-duration>
    <meta:editing-cycles>523</meta:editing-cycles>
    <meta:generator>LibreOffice/5.2.7.2$Linux_X86_64 LibreOffice_project/20m0$Build-2</meta:generator>
    <meta:initial-creator>cenditelportatil </meta:initial-creator>
    <dc:date>2018-12-13T12:48:06.602244080</dc:date>
    <meta:document-statistic meta:table-count="2" meta:image-count="1" meta:object-count="0" meta:page-count="4" meta:paragraph-count="52" meta:word-count="752" meta:character-count="5294" meta:non-whitespace-character-count="4593"/>
  </office:meta>
</office:document-meta>
</file>